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_bits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'B3=<text:span text:style-name="T1">B2</text:span>/(MOD(<text:span text:style-name="T2">B2</text:span>,255)+1)/255</text:p>
          </table:table-cell>
          <table:table-cell table:formula="of:=[.B2]/(MOD([.B2];255)+1)/255" office:value-type="float" office:value="1.00389093137255" calcext:value-type="float">
            <text:p>1.0038909314</text:p>
          </table:table-cell>
        </table:table-row>
        <table:table-row table:style-name="ro1">
          <table:table-cell office:value-type="string" calcext:value-type="string">
            <text:p>'B4 = MOD(<text:span text:style-name="T1">B3</text:span>,255)*8</text:p>
          </table:table-cell>
          <table:table-cell table:formula="of:=MOD([.B3];255)*8" office:value-type="float" office:value="8.03112745098039" calcext:value-type="float">
            <text:p>8.031127451</text:p>
          </table:table-cell>
        </table:table-row>
        <table:table-row table:style-name="ro1">
          <table:table-cell office:value-type="string" calcext:value-type="string">
            <text:p>'B5 = INT( 86 / ( MOD(B2,255)+12 ) )</text:p>
          </table:table-cell>
          <table:table-cell table:formula="of:=INT( 86 / ( MOD([.B2];255)+12 ) 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6 = B4 + 7 - B5</text:p>
          </table:table-cell>
          <table:table-cell table:formula="of:=[.B4] + 7 - [.B5]" office:value-type="float" office:value="15.0311274509804" calcext:value-type="float">
            <text:p>15.031127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Ihm</meta:initial-creator>
    <meta:creation-date>2014-03-19T21:45:45.927000000</meta:creation-date>
    <dc:date>2014-03-20T05:43:23.384000000</dc:date>
    <dc:creator>Mike Ihm</dc:creator>
    <meta:editing-duration>PT7H23M56S</meta:editing-duration>
    <meta:editing-cycles>1</meta:editing-cycles>
    <meta:document-statistic meta:table-count="1" meta:cell-count="10" meta:object-count="0"/>
    <meta:generator>LibreOffice/4.1.0.4$Windows_x86 LibreOffice_project/89ea49ddacd9aa532507cbf852f2bb22b1ace28</meta:generator>
  </office:meta>
</office:document-meta>
</file>